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0c730" officeooo:paragraph-rsid="0000c730" style:font-size-asian="15pt" style:font-weight-asian="bold" style:font-size-complex="15pt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officeooo:rsid="0000c730" officeooo:paragraph-rsid="0000c730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0c730" officeooo:paragraph-rsid="0000c730" style:font-size-asian="15pt" style:font-weight-asian="normal" style:font-size-complex="15pt" style:font-weight-complex="normal"/>
    </style:style>
    <style:style style:name="P4" style:family="paragraph" style:parent-style-name="Standard" style:list-style-name="L8">
      <style:paragraph-properties fo:text-align="start" style:justify-single-word="false"/>
      <style:text-properties fo:font-size="15pt" style:text-underline-style="none" fo:font-weight="normal" officeooo:rsid="0000c730" officeooo:paragraph-rsid="0000c730" style:font-size-asian="15pt" style:font-weight-asian="normal" style:font-size-complex="15pt" style:font-weight-complex="normal"/>
    </style:style>
    <style:style style:name="P5" style:family="paragraph" style:parent-style-name="Standard" style:list-style-name="L9">
      <style:paragraph-properties fo:text-align="start" style:justify-single-word="false"/>
      <style:text-properties fo:font-size="15pt" style:text-underline-style="none" fo:font-weight="normal" officeooo:rsid="0000c730" officeooo:paragraph-rsid="0000c730" style:font-size-asian="15pt" style:font-weight-asian="normal" style:font-size-complex="15pt" style:font-weight-complex="normal"/>
    </style:style>
    <style:style style:name="P6" style:family="paragraph" style:parent-style-name="Standard" style:list-style-name="L10">
      <style:paragraph-properties fo:text-align="start" style:justify-single-word="false"/>
      <style:text-properties fo:font-size="15pt" style:text-underline-style="none" fo:font-weight="normal" officeooo:rsid="0000c730" officeooo:paragraph-rsid="0000c730" style:font-size-asian="15pt" style:font-weight-asian="normal" style:font-size-complex="15pt" style:font-weight-complex="normal"/>
    </style:style>
    <style:style style:name="P7" style:family="paragraph" style:parent-style-name="Standard" style:list-style-name="L11">
      <style:paragraph-properties fo:text-align="start" style:justify-single-word="false"/>
      <style:text-properties fo:font-size="15pt" style:text-underline-style="none" fo:font-weight="normal" officeooo:rsid="0000c730" officeooo:paragraph-rsid="0000c730" style:font-size-asian="15pt" style:font-weight-asian="normal" style:font-size-complex="15pt" style:font-weight-complex="normal"/>
    </style:style>
    <style:style style:name="P8" style:family="paragraph" style:parent-style-name="Standard" style:list-style-name="L12">
      <style:paragraph-properties fo:text-align="start" style:justify-single-word="false"/>
      <style:text-properties fo:font-size="15pt" style:text-underline-style="none" fo:font-weight="normal" officeooo:rsid="0000c730" officeooo:paragraph-rsid="0000c730" style:font-size-asian="15pt" style:font-weight-asian="normal" style:font-size-complex="15pt" style:font-weight-complex="normal"/>
    </style:style>
    <style:style style:name="P9" style:family="paragraph" style:parent-style-name="Standard" style:list-style-name="L13">
      <style:paragraph-properties fo:text-align="start" style:justify-single-word="false"/>
      <style:text-properties fo:font-size="15pt" style:text-underline-style="none" fo:font-weight="normal" officeooo:rsid="0000c730" officeooo:paragraph-rsid="0000c730" style:font-size-asian="15pt" style:font-weight-asian="normal" style:font-size-complex="15pt" style:font-weight-complex="normal"/>
    </style:style>
    <style:style style:name="P10" style:family="paragraph" style:parent-style-name="Standard" style:list-style-name="L12">
      <style:paragraph-properties fo:margin-left="1.4772in" fo:margin-right="0in" fo:text-align="start" style:justify-single-word="false" fo:text-indent="-0.25in" style:auto-text-indent="false"/>
      <style:text-properties fo:font-size="15pt" style:text-underline-style="none" fo:font-weight="normal" officeooo:rsid="0000c730" officeooo:paragraph-rsid="0000c730" style:font-size-asian="15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 Classfication Project-Planning</text:p>
      <text:p text:style-name="P1"><text:span text:style-name="T1"/></text:p>
      <text:list xml:id="list5028040005225501202" text:style-name="L2">
        <text:list-item>
          <text:p text:style-name="P2">Basic Coding</text:p>
        </text:list-item>
      </text:list>
      <text:list xml:id="list3469761177824307178" text:style-name="L8">
        <text:list-item>
          <text:list>
            <text:list-item>
              <text:p text:style-name="P4">Fetch data from given url</text:p>
            </text:list-item>
            <text:list-item>
              <text:p text:style-name="P4">Parse data to get title and text content</text:p>
            </text:list-item>
            <text:list-item>
              <text:p text:style-name="P4">Split text content into words</text:p>
            </text:list-item>
            <text:list-item>
              <text:p text:style-name="P4">Remove stop words</text:p>
            </text:list-item>
            <text:list-item>
              <text:p text:style-name="P4">Apply porter stemmer algorithm for converting words to word root</text:p>
            </text:list-item>
            <text:list-item>
              <text:p text:style-name="P4">count frequency of each words</text:p>
              <text:p text:style-name="P4"/>
            </text:list-item>
          </text:list>
        </text:list-item>
      </text:list>
      <text:list xml:id="list439708073052" text:continue-list="list5028040005225501202" text:style-name="L2">
        <text:list-item>
          <text:p text:style-name="P2">Collection of training and testing samples</text:p>
        </text:list-item>
      </text:list>
      <text:list xml:id="list327648783372472591" text:style-name="L9">
        <text:list-item>
          <text:list>
            <text:list-item>
              <text:p text:style-name="P5">html+php interface for storing samples in database</text:p>
            </text:list-item>
            <text:list-item>
              <text:p text:style-name="P5">collect samples from dmoz.org and store in database</text:p>
              <text:p text:style-name="P5">(100 samples in each category)</text:p>
              <text:p text:style-name="P5"/>
            </text:list-item>
          </text:list>
        </text:list-item>
      </text:list>
      <text:list xml:id="list440430327236" text:continue-list="list439708073052" text:style-name="L2">
        <text:list-item>
          <text:p text:style-name="P2">Construction of training set</text:p>
        </text:list-item>
      </text:list>
      <text:list xml:id="list142722288654354798" text:style-name="L10">
        <text:list-item>
          <text:list>
            <text:list-item>
              <text:p text:style-name="P6">Decide proper structure of database for training samples</text:p>
            </text:list-item>
            <text:list-item>
              <text:p text:style-name="P6">Automation of training set construction</text:p>
              <text:p text:style-name="P6"/>
            </text:list-item>
          </text:list>
        </text:list-item>
      </text:list>
      <text:list xml:id="list440111073706" text:continue-list="list440430327236" text:style-name="L2">
        <text:list-item>
          <text:p text:style-name="P2">Implementation of classification algorithm</text:p>
        </text:list-item>
      </text:list>
      <text:list xml:id="list1332377938044766069" text:style-name="L11">
        <text:list-item>
          <text:list>
            <text:list-item>
              <text:p text:style-name="P7">Implement Naive Bayes classification algorithm</text:p>
              <text:p text:style-name="P7"/>
            </text:list-item>
          </text:list>
        </text:list-item>
      </text:list>
      <text:list xml:id="list441203846902" text:continue-list="list440111073706" text:style-name="L2">
        <text:list-item>
          <text:p text:style-name="P2">Implementation of GUI</text:p>
        </text:list-item>
      </text:list>
      <text:list xml:id="list5087540039328168014" text:style-name="L12">
        <text:list-item>
          <text:list>
            <text:list-item>
              <text:p text:style-name="P8">Implement gui using pygtk</text:p>
            </text:list-item>
            <text:list-item>
              <text:p text:style-name="P8">gui should contain contain options for</text:p>
            </text:list-item>
            <text:list-item>
              <text:p text:style-name="P10">input url classification</text:p>
            </text:list-item>
            <text:list-item>
              <text:p text:style-name="P10">construction of training set</text:p>
            </text:list-item>
          </text:list>
        </text:list-item>
      </text:list>
      <text:list xml:id="list441139440852" text:continue-list="list441203846902" text:style-name="L2">
        <text:list-item>
          <text:p text:style-name="P2">Testing and optimization</text:p>
        </text:list-item>
      </text:list>
      <text:list xml:id="list5199881986286207807" text:style-name="L13">
        <text:list-item>
          <text:list>
            <text:list-item>
              <text:p text:style-name="P9">Test code for bugs</text:p>
            </text:list-item>
            <text:list-item>
              <text:p text:style-name="P9">Find optimal number of training set documents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3:47:27.439721407</meta:creation-date>
    <dc:date>2013-09-09T00:04:39.044521805</dc:date>
    <meta:editing-duration>PT1S</meta:editing-duration>
    <meta:editing-cycles>1</meta:editing-cycles>
    <meta:document-statistic meta:table-count="0" meta:image-count="0" meta:object-count="0" meta:page-count="1" meta:paragraph-count="29" meta:word-count="155" meta:character-count="895" meta:non-whitespace-character-count="793"/>
    <meta:generator>LibreOffice/4.1.1.2$Linux_X86_64 LibreOffice_project/410$Build-2</meta:generator>
  </office:meta>
</office:document-meta>
</file>